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100C3446C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padding="0cm" fo:border="none" style:shadow="none"/>
      <style:text-properties fo:font-size="9pt" style:font-size-asian="9pt" style:font-size-complex="9pt"/>
    </style:style>
    <style:style style:name="P2" style:family="paragraph" style:parent-style-name="Header">
      <style:paragraph-properties fo:padding="0cm" fo:border="none" style:shadow="none"/>
      <style:text-properties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 fo:padding="0cm" fo:border="none" style:shadow="none"/>
      <style:text-properties style:font-name="Calibri Light" fo:font-size="22pt" style:text-underline-style="none" fo:font-weight="bold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Calibri Light" fo:font-size="14pt" style:font-size-asian="14pt" style:font-size-complex="14pt"/>
    </style:style>
    <style:style style:name="P5" style:family="paragraph" style:parent-style-name="Standard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 Light" fo:font-size="14pt" fo:font-weight="bold" officeooo:rsid="0025234e" officeooo:paragraph-rsid="0025234e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ibri Light" fo:font-size="14pt" fo:font-weight="normal" officeooo:rsid="0025234e" officeooo:paragraph-rsid="0026fd6a" style:font-size-asian="14pt" style:font-weight-asian="normal" style:font-size-complex="14pt" style:font-weight-complex="normal"/>
    </style:style>
    <style:style style:name="P8" style:family="paragraph" style:parent-style-name="Preformatted_20_Text">
      <style:paragraph-properties fo:margin-left="3.752cm" fo:margin-right="0cm" fo:text-indent="-0.635cm" style:auto-text-indent="false"/>
      <style:text-properties style:font-name="Calibri Light" fo:font-size="14pt" style:font-size-asian="14pt" style:font-size-complex="14pt"/>
    </style:style>
    <style:style style:name="P9" style:family="paragraph" style:parent-style-name="Standard">
      <style:paragraph-properties fo:margin-left="1.251cm" fo:margin-right="0cm" fo:text-indent="-0.635cm" style:auto-text-indent="false"/>
      <style:text-properties style:font-name="Calibri Light" fo:font-size="14pt" style:font-size-asian="14pt" style:font-size-complex="14pt"/>
    </style:style>
    <style:style style:name="P10" style:family="paragraph" style:parent-style-name="Preformatted_20_Text" style:list-style-name="L3">
      <style:paragraph-properties fo:margin-left="3.752cm" fo:margin-right="0cm" fo:text-indent="-0.635cm" style:auto-text-indent="false"/>
    </style:style>
    <style:style style:name="P11" style:family="paragraph" style:parent-style-name="Preformatted_20_Text" style:list-style-name="L3">
      <style:paragraph-properties fo:margin-left="3.752cm" fo:margin-right="0cm" fo:text-indent="-0.635cm" style:auto-text-indent="false"/>
      <style:text-properties style:font-name="Calibri Light" fo:font-size="14pt" style:font-size-asian="14pt" style:font-size-complex="14pt"/>
    </style:style>
    <style:style style:name="P12" style:family="paragraph" style:parent-style-name="Standard" style:list-style-name="L1">
      <style:text-properties style:font-name="Calibri Light" fo:font-size="14pt" style:font-size-asian="14pt" style:font-size-complex="14pt"/>
    </style:style>
    <style:style style:name="P13" style:family="paragraph" style:parent-style-name="Standard" style:list-style-name="L2">
      <style:text-properties style:font-name="Calibri Light" fo:font-size="14pt" style:font-size-asian="14pt" style:font-size-complex="14pt"/>
    </style:style>
    <style:style style:name="P14" style:family="paragraph" style:parent-style-name="Standard" style:list-style-name="L1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4">
      <style:text-properties style:font-name="Calibri Light" fo:font-size="14pt" fo:font-weight="bold" officeooo:rsid="002a252e" officeooo:paragraph-rsid="002a252e" style:font-size-asian="14pt" style:font-weight-asian="bold" style:font-size-complex="14pt" style:font-weight-complex="bold"/>
    </style:style>
    <style:style style:name="P16" style:family="paragraph" style:parent-style-name="Standard" style:list-style-name="L4">
      <style:text-properties style:font-name="Calibri Light" fo:font-size="14pt" fo:font-weight="bold" officeooo:rsid="0025234e" officeooo:paragraph-rsid="0026fd6a" style:font-size-asian="14pt" style:font-weight-asian="bold" style:font-size-complex="14pt" style:font-weight-complex="bold"/>
    </style:style>
    <style:style style:name="P17" style:family="paragraph" style:parent-style-name="Standard" style:list-style-name="L4">
      <style:text-properties style:font-name="Calibri Light" fo:font-size="14pt" fo:font-weight="bold" officeooo:rsid="0025234e" officeooo:paragraph-rsid="0025234e" style:font-size-asian="14pt" style:font-weight-asian="bold" style:font-size-complex="14pt" style:font-weight-complex="bold"/>
    </style:style>
    <style:style style:name="P18" style:family="paragraph" style:parent-style-name="Standard" style:list-style-name="L4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6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4">
      <style:text-properties style:font-name="Calibri Light" fo:font-size="14pt" fo:font-weight="normal" officeooo:rsid="0025234e" officeooo:paragraph-rsid="0026fd6a" style:font-size-asian="14pt" style:font-weight-asian="normal" style:font-size-complex="14pt" style:font-weight-complex="normal"/>
    </style:style>
    <style:style style:name="P21" style:family="paragraph" style:parent-style-name="Standard" style:list-style-name="L4"/>
    <style:style style:name="P22" style:family="paragraph" style:parent-style-name="Standard" style:list-style-name="L5">
      <style:text-properties style:font-name="Ubuntu Mono" officeooo:paragraph-rsid="00236600"/>
    </style:style>
    <style:style style:name="P23" style:family="paragraph" style:parent-style-name="Standard" style:list-style-name="L5">
      <style:text-properties style:font-name="Ubuntu Mono" fo:font-size="14pt" officeooo:paragraph-rsid="00236600" style:font-size-asian="14pt" style:font-size-complex="14pt"/>
    </style:style>
    <style:style style:name="P24" style:family="paragraph" style:parent-style-name="Standard" style:list-style-name="L6">
      <style:text-properties officeooo:paragraph-rsid="002c848b"/>
    </style:style>
    <style:style style:name="P25" style:family="paragraph" style:parent-style-name="Standard" style:list-style-name="L6">
      <style:paragraph-properties fo:margin-left="1.251cm" fo:margin-right="0cm" fo:text-indent="-0.635cm" style:auto-text-indent="false"/>
      <style:text-properties style:font-name="Calibri Light" fo:font-size="14pt" style:font-size-asian="14pt" style:font-size-complex="14pt"/>
    </style:style>
    <style:style style:name="T1" style:family="text">
      <style:text-properties style:font-name="Calibri Light" fo:font-size="14pt" style:font-size-asian="14pt" style:font-size-complex="14pt"/>
    </style:style>
    <style:style style:name="T2" style:family="text">
      <style:text-properties style:font-name="Calibri Light" fo:font-size="14pt" officeooo:rsid="00248f7f" style:font-size-asian="14pt" style:font-size-complex="14pt"/>
    </style:style>
    <style:style style:name="T3" style:family="text">
      <style:text-properties style:font-name="Calibri Light" fo:font-size="14pt" officeooo:rsid="001ecd1c" style:font-size-asian="14pt" style:font-size-complex="14pt"/>
    </style:style>
    <style:style style:name="T4" style:family="text">
      <style:text-properties style:font-name="Calibri Light" fo:font-size="14pt" officeooo:rsid="00236600" style:font-size-asian="14pt" style:font-size-complex="14pt"/>
    </style:style>
    <style:style style:name="T5" style:family="text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Calibri Light" fo:font-size="14pt" fo:font-weight="bold" officeooo:rsid="0018bcb8" style:font-size-asian="14pt" style:font-weight-asian="bold" style:font-size-complex="14pt" style:font-weight-complex="bold"/>
    </style:style>
    <style:style style:name="T7" style:family="text">
      <style:text-properties style:font-name="Calibri Light" fo:font-size="14pt" fo:font-weight="bold" officeooo:rsid="0033504a" style:font-size-asian="14pt" style:font-weight-asian="bold" style:font-size-complex="14pt" style:font-weight-complex="bold"/>
    </style:style>
    <style:style style:name="T8" style:family="text">
      <style:text-properties style:font-name="Calibri Light" fo:font-size="14pt" fo:language="en" fo:country="US" officeooo:rsid="0026fd6a" style:font-size-asian="14pt" style:font-size-complex="14pt"/>
    </style:style>
    <style:style style:name="T9" style:family="text">
      <style:text-properties style:font-name="Calibri Light" fo:font-size="14pt" fo:font-weight="normal" officeooo:rsid="0033504a" style:font-size-asian="14pt" style:font-weight-asian="normal" style:font-size-complex="14pt" style:font-weight-complex="normal"/>
    </style:style>
    <style:style style:name="T10" style:family="text">
      <style:text-properties style:font-name="Calibri Light" fo:font-size="14pt" fo:font-weight="normal" officeooo:rsid="002d0454" style:font-size-asian="14pt" style:font-weight-asian="normal" style:font-size-complex="14pt" style:font-weight-complex="normal"/>
    </style:style>
    <style:style style:name="T11" style:family="text">
      <style:text-properties style:font-name="Calibri Light" fo:font-size="14pt" fo:font-weight="normal" officeooo:rsid="002dd235" style:font-size-asian="14pt" style:font-weight-asian="normal" style:font-size-complex="14pt" style:font-weight-complex="normal"/>
    </style:style>
    <style:style style:name="T12" style:family="text">
      <style:text-properties officeooo:rsid="002265fd"/>
    </style:style>
    <style:style style:name="T13" style:family="text">
      <style:text-properties officeooo:rsid="0022cbf7"/>
    </style:style>
    <style:style style:name="T14" style:family="text">
      <style:text-properties fo:color="#000000" style:font-name="Calibri Light" style:text-underline-style="none" fo:font-weight="normal" officeooo:rsid="00248f7f" style:font-weight-asian="normal" style:font-weight-complex="normal"/>
    </style:style>
    <style:style style:name="T15" style:family="text">
      <style:text-properties officeooo:rsid="0025693b"/>
    </style:style>
    <style:style style:name="T16" style:family="text">
      <style:text-properties officeooo:rsid="0025c5a6"/>
    </style:style>
    <style:style style:name="T17" style:family="text">
      <style:text-properties fo:language="en" fo:country="US" officeooo:rsid="0026fd6a"/>
    </style:style>
    <style:style style:name="T18" style:family="text">
      <style:text-properties fo:language="en" fo:country="US" officeooo:rsid="00275b2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a25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to compile on Ubuntu 1<text:span text:style-name="T16">6</text:span>.04 LTS ?</text:p>
      <text:list xml:id="list3641738053790368427" text:style-name="L1">
        <text:list-header>
          <text:p text:style-name="P12"/>
        </text:list-header>
        <text:list-item>
          <text:p text:style-name="P14">Install the following packages before starting the compilation:</text:p>
        </text:list-item>
      </text:list>
      <text:p text:style-name="P4"/>
      <text:list xml:id="list374512354937355413" text:style-name="L2">
        <text:list-item>
          <text:p text:style-name="P13">CodebBocks IDE( 13.12 ).</text:p>
        </text:list-item>
        <text:list-item>
          <text:p text:style-name="P13">Synaptic Package Manager.</text:p>
        </text:list-item>
        <text:list-item>
          <text:p text:style-name="P13">Install the following packages using synaptic package manager:</text:p>
        </text:list-item>
      </text:list>
      <text:list xml:id="list1995252295032175665" text:style-name="L3">
        <text:list-item>
          <text:p text:style-name="P10"><text:span text:style-name="Source_20_Text"><text:span text:style-name="T1">Gnu c++ compiler: build-essential</text:span></text:span></text:p>
        </text:list-item>
        <text:list-item>
          <text:p text:style-name="P10"><text:span text:style-name="T1">Gtk+ development libraries: </text:span><text:span text:style-name="Source_20_Text"><text:span text:style-name="T1">libgtk-3-dev</text:span></text:span></text:p>
        </text:list-item>
        <text:list-item>
          <text:p text:style-name="P10"><text:span text:style-name="Source_20_Text"><text:span text:style-name="T1">Libudev: libudev-dev</text:span></text:span></text:p>
        </text:list-item>
        <text:list-item>
          <text:p text:style-name="P11">OpenGL development libraries: libgl1-mesa-dev</text:p>
        </text:list-item>
      </text:list>
      <text:p text:style-name="P8"/>
      <text:list xml:id="list2224099373225083257" text:style-name="L4">
        <text:list-item>
          <text:p text:style-name="P21"><text:span text:style-name="Source_20_Text"><text:span text:style-name="T5">Extract sources to the directory of your choosing.</text:span></text:span></text:p>
        </text:list-item>
      </text:list>
      <text:p text:style-name="Standard"><text:span text:style-name="Source_20_Text"><text:span text:style-name="T1"/></text:span></text:p>
      <text:list xml:id="list220454021404764" text:continue-numbering="true" text:style-name="L4">
        <text:list-item>
          <text:p text:style-name="P15">Compiling with Makefile:</text:p>
        </text:list-item>
      </text:list>
      <text:p text:style-name="P6"/>
      <text:list xml:id="list220453926845077" text:continue-numbering="true" text:style-name="L4">
        <text:list-item>
          <text:list>
            <text:list-item>
              <text:p text:style-name="P20">Go to ./build/makefile <text:span text:style-name="T13">sub</text:span>folder and ru<text:span text:style-name="T15">n:</text:span></text:p>
            </text:list-item>
          </text:list>
        </text:list-item>
      </text:list>
      <text:p text:style-name="P7"/>
      <text:list xml:id="list220455527541725" text:continue-numbering="true" text:style-name="L4">
        <text:list-item>
          <text:list>
            <text:list-item>
              <text:list>
                <text:list-item>
                  <text:p text:style-name="P20"><text:span text:style-name="T17">For 64bit-linux:</text:span> make -<text:span text:style-name="T17">f makefile-linux bit=64</text:span>.</text:p>
                </text:list-item>
                <text:list-item>
                  <text:p text:style-name="P20"><text:span text:style-name="T17">For 32bit-linux:</text:span> make -<text:span text:style-name="T17">f makefile-linux bit=32</text:span>.</text:p>
                </text:list-item>
              </text:list>
            </text:list-item>
          </text:list>
        </text:list-item>
      </text:list>
      <text:p text:style-name="P7"/>
      <text:list xml:id="list220454353849759" text:continue-numbering="true" text:style-name="L4">
        <text:list-item>
          <text:list>
            <text:list-item>
              <text:p text:style-name="P16"><text:s/><text:span text:style-name="T19">You will get executable in the ./bin folder. </text:span></text:p>
            </text:list-item>
          </text:list>
        </text:list-item>
      </text:list>
      <text:p text:style-name="P6"/>
      <text:list xml:id="list220454002601567" text:continue-numbering="true" text:style-name="L4">
        <text:list-item>
          <text:p text:style-name="P17"><text:span text:style-name="T20">Compiling manualy + CodeBlocks IDE</text:span>:</text:p>
          <text:p text:style-name="P17"/>
          <text:list>
            <text:list-item>
              <text:p text:style-name="P18">Go to ./lib <text:span text:style-name="T13">sub</text:span>folder<text:span text:style-name="T13">s</text:span> and compile the following external libraries<text:span text:style-name="T17">( </text:span><text:span text:style-name="T18">T</text:span><text:span text:style-name="T17">his example is for 64 bit. </text:span><text:span text:style-name="T18">If you are compiling on 32bit just change 64 to 32</text:span><text:span text:style-name="T17">)</text:span>:</text:p>
            </text:list-item>
          </text:list>
        </text:list-item>
      </text:list>
      <text:p text:style-name="P5"/>
      <text:list xml:id="list3187959276944710279" text:style-name="L5">
        <text:list-item>
          <text:list>
            <text:list-item>
              <text:list>
                <text:list-item>
                  <text:list>
                    <text:list-item>
                      <text:p text:style-name="P22"><text:span text:style-name="Source_20_Text"><text:span text:style-name="T5">libusb-1.0.</text:span></text:span><text:span text:style-name="Source_20_Text"><text:span text:style-name="T6">20</text:span></text:span></text:p>
                      <text:list>
                        <text:list-item>
                          <text:p text:style-name="P22"><text:span text:style-name="Source_20_Text"><text:span text:style-name="T2">mkdir </text:span></text:span><text:span text:style-name="Source_20_Text"><text:span text:style-name="T4">ubuntu</text:span></text:span><text:span text:style-name="Source_20_Text"><text:span text:style-name="T8">64</text:span></text:span></text:p>
                        </text:list-item>
                        <text:list-item>
                          <text:p text:style-name="P22"><text:span text:style-name="Source_20_Text"><text:span text:style-name="T2">cd </text:span></text:span><text:span text:style-name="Source_20_Text"><text:span text:style-name="T4">ubuntu</text:span></text:span><text:span text:style-name="Source_20_Text"><text:span text:style-name="T8">64</text:span></text:span></text:p>
                        </text:list-item>
                        <text:list-item>
                          <text:p text:style-name="P22"><text:span text:style-name="Source_20_Text"><text:span text:style-name="T3">../</text:span></text:span><text:span text:style-name="Source_20_Text"><text:span text:style-name="T2">configure</text:span></text:span></text:p>
                        </text:list-item>
                        <text:list-item>
                          <text:p text:style-name="P22"><text:span text:style-name="Source_20_Text"><text:span text:style-name="T2">make</text:span></text:span></text:p>
                        </text:list-item>
                      </text:list>
                    </text:list-item>
                    <text:list-item>
                      <text:p text:style-name="P22"><text:span text:style-name="Source_20_Text"><text:span text:style-name="T5">SDL2-2.0.</text:span></text:span><text:span text:style-name="Source_20_Text"><text:span text:style-name="T6">4</text:span></text:span></text:p>
                      <text:list>
                        <text:list-item>
                          <text:p text:style-name="P22"><text:span text:style-name="Source_20_Text"><text:span text:style-name="T2">mkdir </text:span></text:span><text:span text:style-name="Source_20_Text"><text:span text:style-name="T4">ubuntu</text:span></text:span><text:span text:style-name="Source_20_Text"><text:span text:style-name="T8">64</text:span></text:span></text:p>
                        </text:list-item>
                        <text:list-item>
                          <text:p text:style-name="P22"><text:span text:style-name="Source_20_Text"><text:span text:style-name="T2">cd </text:span></text:span><text:span text:style-name="Source_20_Text"><text:span text:style-name="T4">ubuntu</text:span></text:span><text:span text:style-name="Source_20_Text"><text:span text:style-name="T8">64</text:span></text:span></text:p>
                        </text:list-item>
                        <text:list-item>
                          <text:p text:style-name="P22"><text:span text:style-name="Source_20_Text"><text:span text:style-name="T3">../</text:span></text:span><text:span text:style-name="Source_20_Text"><text:span text:style-name="T2">configure</text:span></text:span></text:p>
                        </text:list-item>
                        <text:list-item>
                          <text:p text:style-name="P22"><text:span text:style-name="Source_20_Text"><text:span text:style-name="T2">make</text:span></text:span></text:p>
                        </text:list-item>
                      </text:list>
                    </text:list-item>
                    <text:list-item>
                      <text:p text:style-name="P22"><text:soft-page-break/><text:span text:style-name="Source_20_Text"><text:span text:style-name="T5">wxWidgets-3.0.</text:span></text:span><text:span text:style-name="Source_20_Text"><text:span text:style-name="T6">2</text:span></text:span></text:p>
                      <text:list>
                        <text:list-item>
                          <text:p text:style-name="P22"><text:span text:style-name="Source_20_Text"><text:span text:style-name="T2">mkdir </text:span></text:span><text:span text:style-name="Source_20_Text"><text:span text:style-name="T4">ubuntu</text:span></text:span><text:span text:style-name="Source_20_Text"><text:span text:style-name="T8">64</text:span></text:span></text:p>
                        </text:list-item>
                        <text:list-item>
                          <text:p text:style-name="P22"><text:span text:style-name="Source_20_Text"><text:span text:style-name="T2">cd </text:span></text:span><text:span text:style-name="Source_20_Text"><text:span text:style-name="T4">ubuntu</text:span></text:span><text:span text:style-name="Source_20_Text"><text:span text:style-name="T8">64</text:span></text:span></text:p>
                        </text:list-item>
                        <text:list-item>
                          <text:p text:style-name="P22"><text:span text:style-name="Source_20_Text"><text:span text:style-name="T3">../</text:span></text:span><text:span text:style-name="Source_20_Text"><text:span text:style-name="T2">configure --disable-shared</text:span></text:span></text:p>
                        </text:list-item>
                        <text:list-item>
                          <text:p text:style-name="P23"><text:span text:style-name="Source_20_Text"><text:span text:style-name="T14">make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044635718278782471" text:style-name="L6">
        <text:list-item>
          <text:list>
            <text:list-item>
              <text:p text:style-name="P19">Open ./<text:span text:style-name="T12">build</text:span>/<text:span text:style-name="T12">c</text:span>ode<text:span text:style-name="T12">b</text:span>locks-<text:span text:style-name="T12">ubuntu</text:span>/oscil<text:span text:style-name="T12">l</text:span>oscope.workspace and compile. </text:p>
            </text:list-item>
          </text:list>
        </text:list-item>
      </text:list>
      <text:p text:style-name="P4"/>
      <text:list xml:id="list220455567136397" text:continue-numbering="true" text:style-name="L6">
        <text:list-item>
          <text:p text:style-name="P19">Running options:</text:p>
        </text:list-item>
      </text:list>
      <text:p text:style-name="P5"/>
      <text:list xml:id="list220453879244110" text:continue-numbering="true" text:style-name="L6">
        <text:list-item>
          <text:p text:style-name="P25">Using root priviliges to make usb work from terminal: sudo ./osciloscope </text:p>
        </text:list-item>
        <text:list-item>
          <text:p text:style-name="P25">Copy ./package/lib/udev/rules.d/51-osciloscope.rules to your system ./lib/udev/rules.d folder. You can then run osciloscope and use usb wihtout root privilages.</text:p>
        </text:list-item>
        <text:list-item>
          <text:p text:style-name="P25">Build and install scopefun debian package under ./package. This will copy proper usb configuration files to your system and you will be able to use usb without root privilages.</text:p>
        </text:list-item>
      </text:list>
      <text:p text:style-name="P9"/>
      <text:list xml:id="list220453707187541" text:continue-numbering="true" text:style-name="L6">
        <text:list-item>
          <text:p text:style-name="P24"><text:span text:style-name="Source_20_Text"><text:span text:style-name="T7">Questions ? </text:span></text:span><text:span text:style-name="Source_20_Text"><text:span text:style-name="T9">Go to </text:span></text:span><text:a xlink:type="simple" xlink:href="http://www.scopefun.com/" text:style-name="Internet_20_link" text:visited-style-name="Visited_20_Internet_20_Link"><text:span text:style-name="Source_20_Text"><text:span text:style-name="T9">www.scopefun.com</text:span></text:span></text:a><text:span text:style-name="Source_20_Text"><text:span text:style-name="T9"> where you can join a forum or contact </text:span></text:span><text:span text:style-name="Source_20_Text"><text:span text:style-name="T11">us</text:span></text:span><text:span text:style-name="Source_20_Text"><text:span text:style-name="T9"> e-mail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10000000100C3446CF6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="none" style:shadow="none"/>
      <style:text-properties fo:font-size="9pt" style:font-size-asian="9pt" style:font-size-complex="9pt"/>
    </style:style>
    <style:style style:name="MP2" style:family="paragraph" style:parent-style-name="Header">
      <style:paragraph-properties fo:padding="0cm" fo:border="none" style:shadow="non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999cm" fo:margin-left="0cm" fo:margin-right="0cm" fo:margin-bottom="0.499cm" style:shadow="none" style:dynamic-spacing="false" draw:fill="bitmap" draw:fill-image-name="Bitmap_20_1" style:repeat="no-repeat" draw:fill-image-ref-point="center">
          <style:background-image xlink:href="Pictures/100002010000010000000100C3446CF6.png" xlink:type="simple" xlink:actuate="onLoad" style:repeat="stretch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2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22:41:12.43</meta:creation-date>
    <dc:date>2016-07-19T22:04:53.490000000</dc:date>
    <meta:editing-duration>PT9H29M14S</meta:editing-duration>
    <meta:editing-cycles>72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0" meta:word-count="255" meta:character-count="1582" meta:non-whitespace-character-count="1401"/>
  </office:meta>
</office:document-meta>
</file>